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start" style:justify-single-word="false"/>
      <style:text-properties style:font-name="Arial" officeooo:paragraph-rsid="0009b6c6"/>
    </style:style>
    <style:style style:name="P3" style:family="paragraph" style:parent-style-name="Standard">
      <style:paragraph-properties fo:text-align="center" style:justify-single-word="false"/>
      <style:text-properties style:font-name="Arial"/>
    </style:style>
    <style:style style:name="T1" style:family="text">
      <style:text-properties officeooo:rsid="0009b6c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epak Kumar,<text:line-break/>Co-founder &amp; Chairman,<text:line-break/>KREATIO Software Pvt Ltd,<text:line-break/>Bengaluru – 560 068.</text:p>
      <text:p text:style-name="P2">Email: <text:a xlink:type="simple" xlink:href="mailto:deepak@kreatio.com" text:style-name="Internet_20_link" text:visited-style-name="Visited_20_Internet_20_Link">deepak@kreatio.com</text:a></text:p>
      <text:p text:style-name="P3"/>
      <text:p text:style-name="P3">LETTER OF RECOMMENDATION</text:p>
      <text:p text:style-name="P1">I, Deepak Kumar, Chairman of Kreatio Software Pvt Ltd, am delighted to <text:span text:style-name="T1">have</text:span> <text:span text:style-name="T1">worked</text:span> with Mr. Vallabhaneni Venkata Pavan Chandra Mouli, whom I have known for the past 2 year<text:span text:style-name="T1">s</text:span> as a Software Engineer at Kreatio Software Pvt Ltd.</text:p>
      <text:p text:style-name="P1">During this course of time I have found Mr. Chandra Mouli to be a conscientious worker, who always stands up to the challenges of his job.</text:p>
      <text:p text:style-name="P1">I have found him to be an active in project discussions and raise pertinent doubts from time to time. On <text:span text:style-name="T1">several</text:span> occasions I <text:span text:style-name="T1">have observed</text:span> that he <text:span text:style-name="T1">is</text:span> not hesitant in bringing in<text:span text:style-name="T1"> alternate</text:span> perspective<text:span text:style-name="T1">s</text:span>. His systematic approach and importance to <text:s/>small detail<text:span text:style-name="T1">s</text:span> is appreciable. <text:span text:style-name="T1">He</text:span> has balanced his professional work with extracurricular activities <text:span text:style-name="T1">quite well</text:span>.</text:p>
      <text:p text:style-name="P1">He is progressing in a wonderfully organized manner towards shaping his future. The qualities observed make him deserving to continue to enhance his knowledge and hone his skills by being provided with an opportunity to pursue graduate studies in a challenging environment as your university. I strongly recommend Mr. Chandra Mouli to be admitted in the graduate program at your university.</text:p>
      <text:p text:style-name="P1">Best Regards,</text:p>
      <text:p text:style-name="P1"/>
      <text:p text:style-name="P1"/>
      <text:p text:style-name="P2">Deepak Kumar</text:p>
      <text:p text:style-name="P2"><text:span text:style-name="T1">Date: July 16, 20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9.01pt" fo:margin-bottom="9.01pt" loext:contextual-spacing="false" fo:text-align="justify" style:justify-single-word="false"/>
      <style:text-properties style:font-name="Arial1"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3pt" fo:page-height="841.89pt" style:num-format="1" style:print-orientation="portrait" fo:margin-top="90.71pt" fo:margin-bottom="57pt" fo:margin-left="85.1pt" fo:margin-right="66.5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bnish </meta:initial-creator>
    <meta:creation-date>2018-07-30T07:59:45.984527000</meta:creation-date>
    <dc:date>2018-07-30T08:09:10.865493000</dc:date>
    <dc:creator>Webnish </dc:creator>
    <meta:editing-duration>PT9M25S</meta:editing-duration>
    <meta:editing-cycles>1</meta:editing-cycles>
    <meta:document-statistic meta:table-count="0" meta:image-count="0" meta:object-count="0" meta:page-count="1" meta:paragraph-count="10" meta:word-count="207" meta:character-count="1284" meta:non-whitespace-character-count="1085"/>
    <meta:generator>LibreOffice/6.0.0.3$MacOSX_X86_64 LibreOffice_project/64a0f66915f38c6217de274f0aa8e15618924765</meta:generator>
  </office:meta>
</office:document-meta>
</file>